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7c0e" officeooo:paragraph-rsid="00197c0e"/>
    </style:style>
    <style:style style:name="P2" style:family="paragraph" style:parent-style-name="Standard">
      <style:text-properties officeooo:rsid="00199b34" officeooo:paragraph-rsid="00199b34"/>
    </style:style>
    <style:style style:name="P3" style:family="paragraph" style:parent-style-name="Standard">
      <style:text-properties officeooo:rsid="001c71c4" officeooo:paragraph-rsid="001c71c4"/>
    </style:style>
    <style:style style:name="P4" style:family="paragraph" style:parent-style-name="Standard">
      <style:text-properties officeooo:rsid="001c71c4" officeooo:paragraph-rsid="0031d5b6"/>
    </style:style>
    <style:style style:name="P5" style:family="paragraph" style:parent-style-name="Standard">
      <style:text-properties officeooo:rsid="001c71c4" officeooo:paragraph-rsid="00320557"/>
    </style:style>
    <style:style style:name="P6" style:family="paragraph" style:parent-style-name="Standard">
      <style:text-properties officeooo:rsid="001c71c4" officeooo:paragraph-rsid="004b264e"/>
    </style:style>
    <style:style style:name="P7" style:family="paragraph" style:parent-style-name="Standard">
      <style:text-properties officeooo:rsid="00231723" officeooo:paragraph-rsid="0031bd7b"/>
    </style:style>
    <style:style style:name="P8" style:family="paragraph" style:parent-style-name="Standard">
      <style:text-properties officeooo:rsid="00231723" officeooo:paragraph-rsid="007ef6b0"/>
    </style:style>
    <style:style style:name="P9" style:family="paragraph" style:parent-style-name="Standard">
      <style:text-properties officeooo:rsid="00231723" officeooo:paragraph-rsid="0080bb8e"/>
    </style:style>
    <style:style style:name="P10" style:family="paragraph" style:parent-style-name="Standard">
      <style:text-properties officeooo:rsid="004504c4" officeooo:paragraph-rsid="004504c4"/>
    </style:style>
    <style:style style:name="P11" style:family="paragraph" style:parent-style-name="Standard">
      <style:text-properties officeooo:rsid="004504c4" officeooo:paragraph-rsid="0084afd7"/>
    </style:style>
    <style:style style:name="P12" style:family="paragraph" style:parent-style-name="Standard">
      <style:text-properties officeooo:rsid="004504c4" officeooo:paragraph-rsid="0089d26a"/>
    </style:style>
    <style:style style:name="P13" style:family="paragraph" style:parent-style-name="Standard">
      <style:text-properties officeooo:rsid="004504c4" officeooo:paragraph-rsid="008b4033"/>
    </style:style>
    <style:style style:name="P14" style:family="paragraph" style:parent-style-name="Standard">
      <style:text-properties officeooo:rsid="004504c4" officeooo:paragraph-rsid="008b8df7"/>
    </style:style>
    <style:style style:name="P15" style:family="paragraph" style:parent-style-name="Standard">
      <style:text-properties officeooo:rsid="00522657" officeooo:paragraph-rsid="00522657"/>
    </style:style>
    <style:style style:name="P16" style:family="paragraph" style:parent-style-name="Standard">
      <style:paragraph-properties fo:text-align="start" style:justify-single-word="false"/>
      <style:text-properties officeooo:rsid="005468a4" officeooo:paragraph-rsid="005468a4"/>
    </style:style>
    <style:style style:name="P17" style:family="paragraph" style:parent-style-name="Standard">
      <style:paragraph-properties fo:text-align="start" style:justify-single-word="false">
        <style:tab-stops>
          <style:tab-stop style:position="5.5835in"/>
        </style:tab-stops>
      </style:paragraph-properties>
      <style:text-properties officeooo:rsid="005615cc" officeooo:paragraph-rsid="005615cc"/>
    </style:style>
    <style:style style:name="P18" style:family="paragraph" style:parent-style-name="Standard">
      <style:paragraph-properties fo:text-align="start" style:justify-single-word="false">
        <style:tab-stops>
          <style:tab-stop style:position="5.5835in"/>
        </style:tab-stops>
      </style:paragraph-properties>
      <style:text-properties officeooo:rsid="00576445" officeooo:paragraph-rsid="00576445"/>
    </style:style>
    <style:style style:name="P19" style:family="paragraph" style:parent-style-name="Standard">
      <style:paragraph-properties fo:text-align="start" style:justify-single-word="false">
        <style:tab-stops>
          <style:tab-stop style:position="5.5835in"/>
        </style:tab-stops>
      </style:paragraph-properties>
      <style:text-properties officeooo:rsid="00611383" officeooo:paragraph-rsid="00611383"/>
    </style:style>
    <style:style style:name="P20" style:family="paragraph" style:parent-style-name="Standard">
      <style:text-properties style:text-underline-style="solid" style:text-underline-width="auto" style:text-underline-color="font-color" fo:font-weight="bold" officeooo:rsid="008b4033" officeooo:paragraph-rsid="008b4033"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8b8df7" officeooo:paragraph-rsid="008b8df7" style:font-weight-asian="bold" style:font-weight-complex="bold"/>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8d5a06" officeooo:paragraph-rsid="008d5a06" style:font-weight-asian="bold" style:font-weight-complex="bold"/>
    </style:style>
    <style:style style:name="P23" style:family="paragraph" style:parent-style-name="Standard">
      <style:paragraph-properties fo:text-align="start" style:justify-single-word="false">
        <style:tab-stops>
          <style:tab-stop style:position="5.5835in"/>
        </style:tab-stops>
      </style:paragraph-properties>
      <style:text-properties officeooo:rsid="00735cd6" officeooo:paragraph-rsid="00735cd6"/>
    </style:style>
    <style:style style:name="P24" style:family="paragraph" style:parent-style-name="Standard">
      <style:text-properties officeooo:rsid="00197c0e" officeooo:paragraph-rsid="00197c0e"/>
    </style:style>
    <style:style style:name="P25" style:family="paragraph" style:parent-style-name="Standard">
      <style:text-properties officeooo:rsid="008b4033" officeooo:paragraph-rsid="008b4033"/>
    </style:style>
    <style:style style:name="P26" style:family="paragraph" style:parent-style-name="Standard">
      <style:text-properties officeooo:rsid="00199b34" officeooo:paragraph-rsid="00199b34"/>
    </style:style>
    <style:style style:name="P27" style:family="paragraph" style:parent-style-name="Standard">
      <style:text-properties officeooo:rsid="008dece3" officeooo:paragraph-rsid="008dece3"/>
    </style:style>
    <style:style style:name="P28" style:family="paragraph" style:parent-style-name="Standard">
      <style:text-properties fo:color="#c9211e" officeooo:rsid="00197c0e" officeooo:paragraph-rsid="00197c0e"/>
    </style:style>
    <style:style style:name="P29" style:family="paragraph" style:parent-style-name="Standard">
      <style:text-properties fo:color="#c9211e" officeooo:rsid="00199b34" officeooo:paragraph-rsid="00199b34"/>
    </style:style>
    <style:style style:name="T1" style:family="text">
      <style:text-properties officeooo:rsid="001a4d61"/>
    </style:style>
    <style:style style:name="T2" style:family="text">
      <style:text-properties officeooo:rsid="001bc5f3"/>
    </style:style>
    <style:style style:name="T3" style:family="text">
      <style:text-properties officeooo:rsid="001e5353"/>
    </style:style>
    <style:style style:name="T4" style:family="text">
      <style:text-properties style:text-position="super 58%" officeooo:rsid="001e5353"/>
    </style:style>
    <style:style style:name="T5" style:family="text">
      <style:text-properties style:text-position="super 58%" officeooo:rsid="0031d5b6"/>
    </style:style>
    <style:style style:name="T6" style:family="text">
      <style:text-properties officeooo:rsid="001f990f"/>
    </style:style>
    <style:style style:name="T7" style:family="text">
      <style:text-properties officeooo:rsid="0020e0a8"/>
    </style:style>
    <style:style style:name="T8" style:family="text">
      <style:text-properties officeooo:rsid="0021f713"/>
    </style:style>
    <style:style style:name="T9" style:family="text">
      <style:text-properties officeooo:rsid="00231723"/>
    </style:style>
    <style:style style:name="T10" style:family="text">
      <style:text-properties officeooo:rsid="00242242"/>
    </style:style>
    <style:style style:name="T11" style:family="text">
      <style:text-properties officeooo:rsid="0025fb90"/>
    </style:style>
    <style:style style:name="T12" style:family="text">
      <style:text-properties officeooo:rsid="0028fb35"/>
    </style:style>
    <style:style style:name="T13" style:family="text">
      <style:text-properties officeooo:rsid="002a6c0f"/>
    </style:style>
    <style:style style:name="T14" style:family="text">
      <style:text-properties officeooo:rsid="002aef72"/>
    </style:style>
    <style:style style:name="T15" style:family="text">
      <style:text-properties officeooo:rsid="002b59dd"/>
    </style:style>
    <style:style style:name="T16" style:family="text">
      <style:text-properties officeooo:rsid="002ce596"/>
    </style:style>
    <style:style style:name="T17" style:family="text">
      <style:text-properties officeooo:rsid="002d5b93"/>
    </style:style>
    <style:style style:name="T18" style:family="text">
      <style:text-properties officeooo:rsid="003075c1"/>
    </style:style>
    <style:style style:name="T19" style:family="text">
      <style:text-properties officeooo:rsid="0031d5b6"/>
    </style:style>
    <style:style style:name="T20" style:family="text">
      <style:text-properties officeooo:rsid="00320557"/>
    </style:style>
    <style:style style:name="T21" style:family="text">
      <style:text-properties officeooo:rsid="0033b1ed"/>
    </style:style>
    <style:style style:name="T22" style:family="text">
      <style:text-properties officeooo:rsid="00354d04"/>
    </style:style>
    <style:style style:name="T23" style:family="text">
      <style:text-properties officeooo:rsid="00370f6c"/>
    </style:style>
    <style:style style:name="T24" style:family="text">
      <style:text-properties officeooo:rsid="00387da8"/>
    </style:style>
    <style:style style:name="T25" style:family="text">
      <style:text-properties officeooo:rsid="003a033a"/>
    </style:style>
    <style:style style:name="T26" style:family="text">
      <style:text-properties officeooo:rsid="003b2057"/>
    </style:style>
    <style:style style:name="T27" style:family="text">
      <style:text-properties officeooo:rsid="003d3631"/>
    </style:style>
    <style:style style:name="T28" style:family="text">
      <style:text-properties officeooo:rsid="003f2b05"/>
    </style:style>
    <style:style style:name="T29" style:family="text">
      <style:text-properties officeooo:rsid="003fd9fb"/>
    </style:style>
    <style:style style:name="T30" style:family="text">
      <style:text-properties officeooo:rsid="00408125"/>
    </style:style>
    <style:style style:name="T31" style:family="text">
      <style:text-properties officeooo:rsid="0045288c"/>
    </style:style>
    <style:style style:name="T32" style:family="text">
      <style:text-properties officeooo:rsid="0046458f"/>
    </style:style>
    <style:style style:name="T33" style:family="text">
      <style:text-properties officeooo:rsid="0046df49"/>
    </style:style>
    <style:style style:name="T34" style:family="text">
      <style:text-properties officeooo:rsid="0047ee84"/>
    </style:style>
    <style:style style:name="T35" style:family="text">
      <style:text-properties officeooo:rsid="0049067f"/>
    </style:style>
    <style:style style:name="T36" style:family="text">
      <style:text-properties officeooo:rsid="004b264e"/>
    </style:style>
    <style:style style:name="T37" style:family="text">
      <style:text-properties officeooo:rsid="004c0b35"/>
    </style:style>
    <style:style style:name="T38" style:family="text">
      <style:text-properties officeooo:rsid="004e660b"/>
    </style:style>
    <style:style style:name="T39" style:family="text">
      <style:text-properties officeooo:rsid="004fff83"/>
    </style:style>
    <style:style style:name="T40" style:family="text">
      <style:text-properties officeooo:rsid="0050520b"/>
    </style:style>
    <style:style style:name="T41" style:family="text">
      <style:text-properties officeooo:rsid="005468a4"/>
    </style:style>
    <style:style style:name="T42" style:family="text">
      <style:text-properties fo:font-weight="bold" style:font-weight-asian="bold" style:font-weight-complex="bold"/>
    </style:style>
    <style:style style:name="T43" style:family="text">
      <style:text-properties fo:font-weight="bold" officeooo:rsid="004fff83" style:font-weight-asian="bold" style:font-weight-complex="bold"/>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4fff83" style:font-weight-asian="bold" style:font-weight-complex="bold"/>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officeooo:rsid="005615cc"/>
    </style:style>
    <style:style style:name="T48" style:family="text">
      <style:text-properties officeooo:rsid="00564180"/>
    </style:style>
    <style:style style:name="T49" style:family="text">
      <style:text-properties officeooo:rsid="00576445"/>
    </style:style>
    <style:style style:name="T50" style:family="text">
      <style:text-properties officeooo:rsid="0058f44e"/>
    </style:style>
    <style:style style:name="T51" style:family="text">
      <style:text-properties officeooo:rsid="005a2e41"/>
    </style:style>
    <style:style style:name="T52" style:family="text">
      <style:text-properties officeooo:rsid="005e23d6"/>
    </style:style>
    <style:style style:name="T53" style:family="text">
      <style:text-properties officeooo:rsid="005f38b9"/>
    </style:style>
    <style:style style:name="T54" style:family="text">
      <style:text-properties officeooo:rsid="00602064"/>
    </style:style>
    <style:style style:name="T55" style:family="text">
      <style:text-properties officeooo:rsid="00606caf"/>
    </style:style>
    <style:style style:name="T56" style:family="text">
      <style:text-properties officeooo:rsid="00611383"/>
    </style:style>
    <style:style style:name="T57" style:family="text">
      <style:text-properties officeooo:rsid="0063e59e"/>
    </style:style>
    <style:style style:name="T58" style:family="text">
      <style:text-properties officeooo:rsid="006527bc"/>
    </style:style>
    <style:style style:name="T59" style:family="text">
      <style:text-properties officeooo:rsid="00688a9d"/>
    </style:style>
    <style:style style:name="T60" style:family="text">
      <style:text-properties officeooo:rsid="0069d37c"/>
    </style:style>
    <style:style style:name="T61" style:family="text">
      <style:text-properties officeooo:rsid="006a4ea0"/>
    </style:style>
    <style:style style:name="T62" style:family="text">
      <style:text-properties officeooo:rsid="006d4c1b"/>
    </style:style>
    <style:style style:name="T63" style:family="text">
      <style:text-properties officeooo:rsid="0070865d"/>
    </style:style>
    <style:style style:name="T64" style:family="text">
      <style:text-properties officeooo:rsid="00723f33"/>
    </style:style>
    <style:style style:name="T65" style:family="text">
      <style:text-properties officeooo:rsid="00734653"/>
    </style:style>
    <style:style style:name="T66" style:family="text">
      <style:text-properties officeooo:rsid="00738830"/>
    </style:style>
    <style:style style:name="T67" style:family="text">
      <style:text-properties officeooo:rsid="007464ad"/>
    </style:style>
    <style:style style:name="T68" style:family="text">
      <style:text-properties officeooo:rsid="00756146"/>
    </style:style>
    <style:style style:name="T69" style:family="text">
      <style:text-properties officeooo:rsid="0078a2a1"/>
    </style:style>
    <style:style style:name="T70" style:family="text">
      <style:text-properties officeooo:rsid="0079b246"/>
    </style:style>
    <style:style style:name="T71" style:family="text">
      <style:text-properties officeooo:rsid="007a59e9"/>
    </style:style>
    <style:style style:name="T72" style:family="text">
      <style:text-properties officeooo:rsid="007b7d97"/>
    </style:style>
    <style:style style:name="T73" style:family="text">
      <style:text-properties officeooo:rsid="007d5e78"/>
    </style:style>
    <style:style style:name="T74" style:family="text">
      <style:text-properties officeooo:rsid="007ef6b0"/>
    </style:style>
    <style:style style:name="T75" style:family="text">
      <style:text-properties officeooo:rsid="00197c0e"/>
    </style:style>
    <style:style style:name="T76" style:family="text">
      <style:text-properties officeooo:rsid="007fe029"/>
    </style:style>
    <style:style style:name="T77" style:family="text">
      <style:text-properties officeooo:rsid="0080bb8e"/>
    </style:style>
    <style:style style:name="T78" style:family="text">
      <style:text-properties officeooo:rsid="0081d1af"/>
    </style:style>
    <style:style style:name="T79" style:family="text">
      <style:text-properties officeooo:rsid="0082b536"/>
    </style:style>
    <style:style style:name="T80" style:family="text">
      <style:text-properties officeooo:rsid="0083d584"/>
    </style:style>
    <style:style style:name="T81" style:family="text">
      <style:text-properties officeooo:rsid="00847b35"/>
    </style:style>
    <style:style style:name="T82" style:family="text">
      <style:text-properties officeooo:rsid="0084afd7"/>
    </style:style>
    <style:style style:name="T83" style:family="text">
      <style:text-properties officeooo:rsid="00852701"/>
    </style:style>
    <style:style style:name="T84" style:family="text">
      <style:text-properties officeooo:rsid="0086c86e"/>
    </style:style>
    <style:style style:name="T85" style:family="text">
      <style:text-properties officeooo:rsid="0088e139"/>
    </style:style>
    <style:style style:name="T86" style:family="text">
      <style:text-properties officeooo:rsid="0088f49b"/>
    </style:style>
    <style:style style:name="T87" style:family="text">
      <style:text-properties officeooo:rsid="0089d26a"/>
    </style:style>
    <style:style style:name="T88" style:family="text">
      <style:text-properties officeooo:rsid="008a842e"/>
    </style:style>
    <style:style style:name="T89" style:family="text">
      <style:text-properties officeooo:rsid="008b4033"/>
    </style:style>
    <style:style style:name="T90" style:family="text">
      <style:text-properties officeooo:rsid="008b8df7"/>
    </style:style>
    <style:style style:name="T91" style:family="text">
      <style:text-properties officeooo:rsid="008d4c30"/>
    </style:style>
    <style:style style:name="T92" style:family="text">
      <style:text-properties fo:font-weight="normal" style:font-weight-asian="normal" style:font-weight-complex="normal"/>
    </style:style>
    <style:style style:name="T93"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John’s Contribution on Storyline</text:p>
      <text:p text:style-name="P22"/>
      <text:p text:style-name="P27"><text:span text:style-name="T44">Date: </text:span><text:span text:style-name="T93">09/26/2022</text:span></text:p>
      <text:p text:style-name="P1"><text:span text:style-name="T44">Game name:</text:span> Mighty Warriors</text:p>
      <text:p text:style-name="P25"><text:span text:style-name="T44">Planet Name</text:span>: Kevive</text:p>
      <text:p text:style-name="P1"><text:span text:style-name="T44">Lan</text:span><text:span text:style-name="T45">d</text:span><text:span text:style-name="T44"> mass name:</text:span> Viturm Somnium</text:p>
      <text:p text:style-name="P1"/>
      <text:p text:style-name="P25"><text:span text:style-name="T44">Notes:</text:span> (This is the information I started with. Some of it will be altered slightly. I also intend to make sure everything is consistent on the map)</text:p>
      <text:p text:style-name="P1"/>
      <text:p text:style-name="P28">Enter village (In Silva Ignis, <text:span text:style-name="T1">outcasts </text:span>(forest)): Arva Umbra</text:p>
      <text:p text:style-name="P28">Dino city (In Glacisus Desert (cold rocky desert): Pugna</text:p>
      <text:p text:style-name="P29">Driad <text:span text:style-name="T2">[tree peolple] </text:span>city (no location (forest)) : Legumina</text:p>
      <text:p text:style-name="P29">Ghost (no Location (rocky area ghost town)): ?</text:p>
      <text:p text:style-name="P29">Humans (no location (no description)): Hoolgans</text:p>
      <text:p text:style-name="P29">Elves city (No location ( in or across ventosis mountains semi forest)): Sanctis Ludovicus</text:p>
      <text:p text:style-name="P29">Mops: have no city (originated from a driad)</text:p>
      <text:p text:style-name="P2"/>
      <text:p text:style-name="P20">Origin <text:span text:style-name="T90">story:</text:span></text:p>
      <text:p text:style-name="P2"/>
      <text:p text:style-name="P4"><text:tab/><text:span text:style-name="T69">The world you know as </text:span><text:span text:style-name="T70">the planet</text:span><text:span text:style-name="T69"> K</text:span><text:span text:style-name="T89">evi</text:span><text:span text:style-name="T69">v</text:span><text:span text:style-name="T89">e</text:span><text:span text:style-name="T69"> now is not the world that always was</text:span>. <text:span text:style-name="T69">There was once numerous races encompassing a great area of land.</text:span> Frog people, tree people, <text:span text:style-name="T71">cat</text:span> people, and <text:span text:style-name="T3">countless</text:span> others <text:span text:style-name="T71">filled the five contents</text:span>. Th<text:span text:style-name="T31">is world was fraught with conflict </text:span><text:span text:style-name="T72">i</text:span><text:span text:style-name="T31">n its diversity.</text:span> <text:span text:style-name="T19">War plagu</text:span><text:span text:style-name="T31">ed</text:span><text:span text:style-name="T19"> all creatures.</text:span> <text:span text:style-name="T73">I</text:span><text:span text:style-name="T19">t became </text:span><text:span text:style-name="T32">a necessary</text:span><text:span text:style-name="T19"> tradition </text:span><text:span text:style-name="T3">to hold an annual </text:span><text:span text:style-name="T19">A</text:span><text:span text:style-name="T3">ssembly involving representatives from every race who’s purpose was to maintain unity and order </text:span><text:span text:style-name="T19">and therefore peace </text:span><text:span text:style-name="T32">between races</text:span><text:span text:style-name="T3">. </text:span><text:span text:style-name="T19">This Turned out to be huge success fo</text:span><text:span text:style-name="T33">r decades</text:span><text:span text:style-name="T19">, but something would soon bring an end to this era of peace.</text:span></text:p>
      <text:p text:style-name="P4"/>
      <text:p text:style-name="P6"><text:span text:style-name="T3"><text:tab/>It was the </text:span><text:span text:style-name="T51">7</text:span><text:span text:style-name="T33">4</text:span><text:span text:style-name="T4">th</text:span><text:span text:style-name="T3"> </text:span><text:span text:style-name="T34">A</text:span><text:span text:style-name="T3">ssembly in the year </text:span><text:span text:style-name="T40">3001</text:span><text:span text:style-name="T3"> when the creature of an unknown race took to the podium </text:span><text:span text:style-name="T6">to announce an</text:span><text:span text:style-name="T3"> u</text:span><text:span text:style-name="T6">nthinkable proposition.</text:span></text:p>
      <text:p text:style-name="P6"/>
      <text:p text:style-name="P6"><text:span text:style-name="T6"><text:tab/>“</text:span><text:span text:style-name="T36">If we are to remain peaceful, we must fallow a single ruler. This method of ‘Assembly’ is only </text:span><text:span text:style-name="T38">a</text:span><text:span text:style-name="T36"> temporary and transitional solution. </text:span><text:span text:style-name="T73">It cannot last.</text:span><text:span text:style-name="T36"> When you name me C</text:span><text:span text:style-name="T6">rowned Supreme Monarch </text:span><text:span text:style-name="T36">I will usher in the greatest era of peace this world </text:span><text:span text:style-name="T73">has even known</text:span><text:span text:style-name="T6">.”</text:span></text:p>
      <text:p text:style-name="P6"/>
      <text:p text:style-name="P6"><text:span text:style-name="T6"><text:tab/></text:span><text:span text:style-name="T36">Among all the races there has never been a “Crowned Supreme Monarch</text:span><text:span text:style-name="T6">.” Farther more, it was a strictly kept rule that no race ever ruled another. Each race chose their own form of government. </text:span><text:span text:style-name="T7">A monarchy being forced on all races was </text:span><text:span text:style-name="T19">absurd,</text:span><text:span text:style-name="T7"> </text:span><text:span text:style-name="T36">but for</text:span><text:span text:style-name="T7"> all races to serve a single monarch was laughable. In fact, laughter is exactly the response this creature was met with. Nobody thought he was serious. </text:span><text:span text:style-name="T19">His appearance made it worse.</text:span><text:span text:style-name="T7"> He had the eyes of a c</text:span><text:span text:style-name="T19">at,</text:span><text:span text:style-name="T7"> the face of a rabbit, and </text:span><text:span text:style-name="T37">long floppy dog ears</text:span><text:span text:style-name="T7">. His right leg thick and warty like a toad but his right leg was thin and bony bending backwards like that of an ostrich. This gave him a lopsided gate making him sway as he walked. </text:span><text:span text:style-name="T8">His toad leg had a human foot and his ostrich leg had a lizard foot. A crab claw was his left arm while two large insect legs protruded from his right side which also happened to be scaly like a fish. His torso was soft and slimy like a slug and a number of tentacles protruded from his back and hung loosely at his sides, swaying as he took his lopsided steps. His appearance was so bad the </text:span><text:span text:style-name="T9">A</text:span><text:span text:style-name="T8">ssembly thought it was a joke since no races looked so abominable, but this apparition was truly through and through an abomination.</text:span></text:p>
      <text:p text:style-name="P5"/>
      <text:p text:style-name="P5"><text:soft-page-break/><text:span text:style-name="T9"><text:tab/></text:span><text:span text:style-name="T21">No one had ever seen him before. No one had even seen a creature like him </text:span><text:span text:style-name="T74">since</text:span><text:span text:style-name="T21">. It seemed as though he had a bit of every race in him, but it was not natural. It is thought that an elf, who had gone into the wild to be a hermit, had experimented with alchemy and gone mad. His experimentation resulted in </text:span><text:span text:style-name="T22">an unnatural mutation</text:span><text:span text:style-name="T23">s</text:span><text:span text:style-name="T22">. </text:span><text:span text:style-name="T20">D</text:span><text:span text:style-name="T9">espite being met with laughter </text:span><text:span text:style-name="T23">for his appearance and outrageous </text:span><text:span text:style-name="T51">proposal</text:span><text:span text:style-name="T9">, the abomination continued to speak on how as Supreme Monarch he would reform the world. Each word was met with more laughter as the hired security removed this abomination from the podium. As he was being dragged away </text:span><text:span text:style-name="T23">he was heard to</text:span><text:span text:style-name="T9"> proclaim </text:span><text:span text:style-name="T20">quite loudly</text:span><text:span text:style-name="T9">. </text:span>“<text:span text:style-name="T20">Mark my words, b</text:span><text:span text:style-name="T9">y 30 sols this world with burn, </text:span><text:span text:style-name="T20">then you will acknowledge me!</text:span><text:span text:style-name="T9">”</text:span></text:p>
      <text:p text:style-name="P3"/>
      <text:p text:style-name="P8"><text:tab/>No <text:span text:style-name="T21">one</text:span> <text:span text:style-name="T21">thought anything of it and the Assembly continued. The abomination</text:span> disappeared into the farthest corner of the <text:span text:style-name="T10">of the </text:span><text:span text:style-name="T74">county known as </text:span><text:span text:style-name="T75">Viturm Somnium</text:span><text:span text:style-name="T10"> </text:span><text:span text:style-name="T74">as far south as the Suibenan wilderness would take him </text:span><text:span text:style-name="T24">along with a</text:span><text:span text:style-name="T10"> </text:span><text:span text:style-name="T74">small </text:span><text:span text:style-name="T10">band of </text:span><text:span text:style-name="T74">five </text:span><text:span text:style-name="T10">loyal followers. </text:span><text:span text:style-name="T76">There they </text:span><text:span text:style-name="T10">set about doing the most evil act seen in this world. </text:span><text:span text:style-name="T24">After </text:span><text:span text:style-name="T10">26 sols </text:span><text:span text:style-name="T24">of preparation fallowing the last </text:span><text:span text:style-name="T10">Assembly </text:span><text:span text:style-name="T11">they began a four day summoning ritual. </text:span><text:span text:style-name="T24">This would change the fate of the world.</text:span></text:p>
      <text:p text:style-name="P7"/>
      <text:p text:style-name="P9"><text:span text:style-name="T11"><text:tab/>Anyone watching the sky </text:span><text:span text:style-name="T19">on the </text:span><text:span text:style-name="T35">30</text:span><text:span text:style-name="T5">th</text:span><text:span text:style-name="T19"> sol fallowing the </text:span><text:span text:style-name="T51">7</text:span><text:span text:style-name="T35">4</text:span><text:span text:style-name="T5">th</text:span><text:span text:style-name="T19"> and last Assembly of </text:span><text:span text:style-name="T40">3001</text:span><text:span text:style-name="T19"> </text:span><text:span text:style-name="T11">would’ve noticed a spectacular glow in the sky </text:span><text:span text:style-name="T13">as a</text:span><text:span text:style-name="T11"> great ball of fire</text:span><text:span text:style-name="T13"> </text:span><text:span text:style-name="T11">hurtl</text:span><text:span text:style-name="T25">ed</text:span><text:span text:style-name="T11"> to the ground. </text:span><text:span text:style-name="T13">A</text:span><text:span text:style-name="T11">ll creatures held their breath or prayed to their deities </text:span><text:span text:style-name="T12">as they prepared to meet their end.</text:span><text:span text:style-name="T11"> </text:span><text:span text:style-name="T13">What fallowed was the mother of all explosion</text:span><text:span text:style-name="T25">s</text:span><text:span text:style-name="T13">. </text:span><text:span text:style-name="T14">The ground split open </text:span><text:span text:style-name="T15">and erupted scorching magma and </text:span><text:span text:style-name="T25">noxious</text:span><text:span text:style-name="T15"> fumes into the air. The </text:span><text:span text:style-name="T16">devastation</text:span><text:span text:style-name="T15"> was so vast and thorough</text:span><text:span text:style-name="T16"> that </text:span><text:span text:style-name="T77">a vast portion</text:span><text:span text:style-name="T30"> of </text:span><text:span text:style-name="T75">Viturm Somnium</text:span><text:span text:style-name="T30"> w</text:span><text:span text:style-name="T77">as</text:span><text:span text:style-name="T30"> buried under the ocean and </text:span><text:span text:style-name="T27">from the mainland an</text:span><text:span text:style-name="T16"> island </text:span><text:span text:style-name="T27">split away </text:span><text:span text:style-name="T77">what is now called Scorch Island</text:span><text:span text:style-name="T27">. </text:span><text:span text:style-name="T28">T</text:span><text:span text:style-name="T16">he</text:span><text:span text:style-name="T28">re</text:span><text:span text:style-name="T16"> </text:span><text:span text:style-name="T30">the </text:span><text:span text:style-name="T16">abomination and his followers were preserved in the blast by the very being that caused it. </text:span><text:span text:style-name="T17">The abomination sold his soul to a spirit of great power and magic </text:span><text:span text:style-name="T26">and</text:span><text:span text:style-name="T18"> became possessed. </text:span><text:span text:style-name="T26">A</text:span><text:span text:style-name="T18">ll his followers </text:span><text:span text:style-name="T26">were</text:span><text:span text:style-name="T18"> possessed also by </text:span><text:span text:style-name="T76">five</text:span><text:span text:style-name="T18"> lesser spirits who follow “The Great Spirit” as he </text:span><text:span text:style-name="T29">was</text:span><text:span text:style-name="T18"> known. </text:span><text:span text:style-name="T26">All these spirits</text:span><text:span text:style-name="T18"> collectively fell in the ball of fire </text:span><text:span text:style-name="T26">that destroyed the world.</text:span></text:p>
      <text:p text:style-name="P7"/>
      <text:p text:style-name="P11"><text:tab/>The <text:span text:style-name="T77">whole of </text:span><text:span text:style-name="T75">Viturm Somnium </text:span><text:span text:style-name="T77">was nearly unlivable, but the surrounding countries took pity and sent aid across the ocean. With this aid they were able to rebuild a handful of small coastal cities. Once a number had gathered creatures were sent to investigate the blast zone and search for more </text:span><text:span text:style-name="T78">survivors. Surprisingly few were found and the numbers only got smaller each step closer to the epicenter. </text:span><text:span text:style-name="T79">As this ongoing search and rescue</text:span><text:span text:style-name="T80"> </text:span><text:span text:style-name="T79">was taking place, on sol 107 fallowing the event there was an attack on one of the </text:span><text:span text:style-name="T81">cities</text:span><text:span text:style-name="T79"> providing </text:span><text:span text:style-name="T80">aid. </text:span><text:span text:style-name="T81">Only one race was attacked. This led to each race blaming the other. As accusations flew and divisions were set, the next shipment of aid was delayed 23 sols. Just when things seemed to settle between races, on sol 200 fallowing the event there was another attack twice the scale of the first on one of the accused cities. </text:span><text:span text:style-name="T82">At this point the every race was put against the other.</text:span><text:span text:style-name="T81"> </text:span><text:span text:style-name="T82">No one trusted another race and all aid to </text:span><text:span text:style-name="T75">Viturm Somnium </text:span><text:span text:style-name="T82">was permanently halted. The struggle <text:s/>to survive on </text:span><text:span text:style-name="T75">Viturm Somnium </text:span><text:span text:style-name="T82">became more difficult, but each remaining race found a way and rebuilt.</text:span></text:p>
      <text:p text:style-name="P11"/>
      <text:p text:style-name="P12"><text:tab/><text:span text:style-name="T82">While the country that was hit by the blast restored its residents as best it could, the rest of the world was eating itself alive. The conflict spread to all other countries. </text:span><text:span text:style-name="T83">Slaughter was happening on an unthinkable scale. Rumors spread of an army unnatural creatures led by a dark shapeless void with glowing cat-like eyes. </text:span><text:span text:style-name="T84">News of this had reached </text:span><text:span text:style-name="T75">Viturm Somnium </text:span><text:span text:style-name="T84">but its inhabitants were sill too few and too week to do anything about it. By the time the rest of the world had discovered the real enemy, one continent had already been completely conquered. The enemy leader was unofficially known as “The Void Cat” and all his unnatural mutant army “Voidians.” </text:span><text:span text:style-name="T85">Despite having a common enemy, all the races still couldn't trust each other and </text:span><text:span text:style-name="T86">continued </text:span><text:span text:style-name="T85">waged war on one another. </text:span><text:span text:style-name="T87">One country after another fell to the voidian armies and </text:span><text:span text:style-name="T75">Viturm Somnium, </text:span><text:span text:style-name="T87">the largest land mass and once greatest country, was almost forgotten.</text:span></text:p>
      <text:p text:style-name="P12"><text:soft-page-break/></text:p>
      <text:p text:style-name="P14"><text:tab/><text:span text:style-name="T88">Now at the present day year 3100, the voidian armies wipe out the last standing country in the world and all is lost… but not quite. A small number of wounded, and battle worn soldiers escape on a small vessel across the ocean hoping beyond hope that after 100 years there is still civilization on the once great </text:span><text:span text:style-name="T75">Viturm Somnium. </text:span><text:span text:style-name="T89">This is where the story of “The Mighty Warriors” begins. In the small westernmost port city of Arva Umbra.</text:span></text:p>
      <text:p text:style-name="P14"/>
      <text:p text:style-name="P14"><text:span text:style-name="T90"><text:tab/>Here the warriors discover there are only five surviving races. Gigalacertus, Driad, Elf, Human, and Lumacan. These were five races of the first followers of the Void Cat and the ones who performed the summoning ritual. By these races are the spirits bound, and by them alone can they be released </text:span><text:span text:style-name="T91">(how the warriors find out this information is still in the works)</text:span><text:span text:style-name="T90">. </text:span><text:span text:style-name="T91">It is then the task of the one warrior to gain the trust of the five races and with one of every race fight their way to Scorch Island and undo the summon performed 100 years ago.</text:span></text:p>
      <text:p text:style-name="P13"/>
      <text:p text:style-name="P21">Race Outline:</text:p>
      <text:p text:style-name="P10"/>
      <text:p text:style-name="P15"><text:span text:style-name="T44">Gigalacertus;</text:span> The <text:span text:style-name="T41">Dinosaur</text:span> people are <text:span text:style-name="T51">fast</text:span>, tough skinned, <text:span text:style-name="T51">large </text:span>reptiles. They are not particularly bright but they make up for it in strength, and instinct. Gigalacertus <text:span text:style-name="T41">are aggressive hunters, territorial, an occupy the greatest area of the map. Often they work in small groups but are not known for their loyalty. </text:span><text:span text:style-name="T49">Their form of government is a form of tribalism. There is fighting within a group to establish a single Gigalacertus to call the shots and establish a sort of tribe. When there is food or territory that is particularly desirous tribes will often fight with each other to capture or protect the goods.</text:span></text:p>
      <text:p text:style-name="P15"/>
      <text:p text:style-name="P16"><text:span text:style-name="T46">Driad:</text:span> The tree people are live and let live kind of folk. They rarely involve themselves in matters outside their home and family. <text:span text:style-name="T47">These creatures are known for having high intelligence and deep thought but are often very slow to take action. Time is in ample supply with the Driad so they take time to do everything. They travel very little, yet are not unkind to others entering their land. However, if you were to be unkind to one of them, every Driad in ten square miles will make an all out assault on you. The tree people are fiercely loyal and hold family to be the greatest good. Protecting family is the only thing the Driad will take immediate action on.</text:span></text:p>
      <text:p text:style-name="P16"/>
      <text:p text:style-name="P17"><text:span text:style-name="T44">Elf:</text:span> The long ear people are people of a cat like personality. They come and go as they please. Often work together in small groups, but only when it is in their individual interest. Elves hold independence as their most universal value. <text:span text:style-name="T49">They will come to help each other when its obvious that a fellow elf’s life is on the line, otherwise they only get involved if it suits them. </text:span><text:span text:style-name="T48">There is a council of elders selected to govern, but rules are often very broad and general.</text:span></text:p>
      <text:p text:style-name="P17"/>
      <text:p text:style-name="P18"><text:span text:style-name="T44">Humans:</text:span> The human people are just… human. In this post <text:span text:style-name="T50">apolitical</text:span> world humans have a similar level of technology as medieval people. <text:span text:style-name="T54">Steel we</text:span><text:span text:style-name="T55">a</text:span><text:span text:style-name="T54">pons and armor are common but a simple black powder is </text:span><text:span text:style-name="T55">swiftly becoming common too. </text:span><text:span text:style-name="T50">It is the ingenuity and creativity of humans that enabled them to survive the devastating onslaught. </text:span><text:span text:style-name="T52">The unique characteristic of humans is their insatiable curiosity. </text:span><text:span text:style-name="T53">A</text:span><text:span text:style-name="T52"> human has a natur</text:span><text:span text:style-name="T53">al</text:span><text:span text:style-name="T52"> thirst for kno</text:span><text:span text:style-name="T53">wledge</text:span><text:span text:style-name="T52"> and discovery </text:span><text:span text:style-name="T54">often leading them to </text:span><text:span text:style-name="T56">have</text:span><text:span text:style-name="T54"> the highest level of fatal accidents and highest number of accidental discoveries. Humans tend to be tribal but more humans will be in a human tribe than something like a Gigalacertus </text:span><text:span text:style-name="T56">and they are generally more loyal.</text:span></text:p>
      <text:p text:style-name="P18"/>
      <text:p text:style-name="P19"><text:span text:style-name="T44">Lumacarn:</text:span> The ghost people are relatively small. <text:span text:style-name="T57">If you saw one they would appear to about as large as human child, but you will find it difficult to see them clearly. Lumacarn emit an electromagnetic field that they control </text:span><text:span text:style-name="T58">to bend light and distort their appearance. In addition they can momentarily create a field so intense that either they can repel off the magnetic pole of the planet to float, or it </text:span><text:soft-page-break/><text:span text:style-name="T58">disrupts the bond in matter so that they can phase th</text:span><text:span text:style-name="T59">r</text:span><text:span text:style-name="T58">ough solid objects. Both of these are very taxing states that the Lumacarn can only maintain for </text:span><text:span text:style-name="T60">brief</text:span><text:span text:style-name="T58"> period</text:span><text:span text:style-name="T60">s</text:span><text:span text:style-name="T58">. </text:span><text:span text:style-name="T61">Lumacarn are sticklers for the rules. Their government has many laws </text:span><text:span text:style-name="T62">which </text:span><text:span text:style-name="T61">are for the most part obeyed. </text:span><text:span text:style-name="T62">This means that the ghost people have the highest number of people governed under a single government and </text:span><text:span text:style-name="T63">also </text:span><text:span text:style-name="T64">the</text:span><text:span text:style-name="T62"> few</text:span><text:span text:style-name="T63">est</text:span><text:span text:style-name="T62"> free </text:span><text:span text:style-name="T63">and independent</text:span><text:span text:style-name="T62"> thinkers of all the races. </text:span><text:span text:style-name="T65">Lumacarn </text:span><text:span text:style-name="T68">also </text:span><text:span text:style-name="T65">tend to be the most patriotic.</text:span></text:p>
      <text:p text:style-name="P19"/>
      <text:p text:style-name="P23"><text:span text:style-name="T44">Mop:</text:span> Mop people are not mops. That’s racist. Mops are the only race originated after the apo<text:span text:style-name="T66">colyps. One of the biggest and oldest living Driads was blown into splinters in the blast. Each splinter and branch and shred spread over the ground over time took root and took on consciousness. This resulted in a race of long sticks with a clump of fine roots at the base. Mops are all aware of each other at all times. Since they all came from the same tree mops have both an independent consciousness and a single collective consciousness </text:span><text:span text:style-name="T67">making them to exchange thought at any time in any place. Since this race happened after the explosion no one knows about their existenc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22T23:27:25.820000000</meta:creation-date>
    <meta:generator>LibreOffice/6.4.2.2$Windows_X86_64 LibreOffice_project/4e471d8c02c9c90f512f7f9ead8875b57fcb1ec3</meta:generator>
    <dc:date>2022-09-26T09:42:45.558000000</dc:date>
    <meta:editing-duration>P2DT6H29M46S</meta:editing-duration>
    <meta:editing-cycles>70</meta:editing-cycles>
    <meta:document-statistic meta:table-count="0" meta:image-count="0" meta:object-count="0" meta:page-count="4" meta:paragraph-count="32" meta:word-count="2144" meta:character-count="12126" meta:non-whitespace-character-count="10001"/>
  </office:meta>
</office:document-meta>
</file>